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bc786" officeooo:paragraph-rsid="000bc786"/>
    </style:style>
    <style:style style:name="P2" style:family="paragraph" style:parent-style-name="Standard">
      <style:text-properties officeooo:rsid="0001b3ca" officeooo:paragraph-rsid="0001b3ca"/>
    </style:style>
    <style:style style:name="P3" style:family="paragraph" style:parent-style-name="Standard">
      <style:text-properties officeooo:paragraph-rsid="0001b3ca"/>
    </style:style>
    <style:style style:name="P4" style:family="paragraph" style:parent-style-name="Standard">
      <style:text-properties officeooo:rsid="0001db7b" officeooo:paragraph-rsid="0001db7b"/>
    </style:style>
    <style:style style:name="P5" style:family="paragraph" style:parent-style-name="Standard">
      <style:text-properties officeooo:rsid="0001f0d8" officeooo:paragraph-rsid="0001f0d8"/>
    </style:style>
    <style:style style:name="P6" style:family="paragraph" style:parent-style-name="Standard">
      <style:text-properties officeooo:paragraph-rsid="0001f0d8"/>
    </style:style>
    <style:style style:name="P7" style:family="paragraph" style:parent-style-name="Standard">
      <style:text-properties officeooo:rsid="00055131" officeooo:paragraph-rsid="00055131"/>
    </style:style>
    <style:style style:name="P8" style:family="paragraph" style:parent-style-name="Standard">
      <style:text-properties officeooo:rsid="00068162" officeooo:paragraph-rsid="00068162"/>
    </style:style>
    <style:style style:name="P9" style:family="paragraph" style:parent-style-name="Standard">
      <style:text-properties officeooo:rsid="00094ee9" officeooo:paragraph-rsid="00094ee9"/>
    </style:style>
    <style:style style:name="P10" style:family="paragraph" style:parent-style-name="Standard">
      <style:text-properties officeooo:rsid="0009ea61" officeooo:paragraph-rsid="0009ea61"/>
    </style:style>
    <style:style style:name="T1" style:family="text">
      <style:text-properties officeooo:rsid="0001b3ca"/>
    </style:style>
    <style:style style:name="T2" style:family="text">
      <style:text-properties officeooo:rsid="0001f0d8"/>
    </style:style>
    <style:style style:name="T3" style:family="text">
      <style:text-properties officeooo:rsid="00024ea8"/>
    </style:style>
    <style:style style:name="T4" style:family="text">
      <style:text-properties officeooo:rsid="0003e54f"/>
    </style:style>
    <style:style style:name="T5" style:family="text">
      <style:text-properties officeooo:rsid="00094e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) Hacer inlining de una función significa copiar el código de una función donde es invocada.</text:p>
      <text:p text:style-name="P3"><text:span text:style-name="T1">En el momento de compilación, el compilador (en este caso gcc), copia el código de dicha función en donde es llamada, para ganar tiempo de ejecución.</text:span></text:p>
      <text:p text:style-name="P3"/>
      <text:p text:style-name="P4">2) La opción “-finline-small-functions” permite hacer “inlining” de todas las funciones simples.</text:p>
      <text:p text:style-name="P4">Sí que se activa con la optimización -O2.</text:p>
      <text:p text:style-name="P4">La opción “-finline-limit=n” limita el tamaño de las funciones a las que se le hace inline, donde ‘n’ es el número de instrucciones en pseudo-código.</text:p>
      <text:p text:style-name="P4"/>
      <text:p text:style-name="P4">3) Solo haría falta mirar si existe el nombre de la función, tal que así:</text:p>
      <text:p text:style-name="P4"><text:tab/><text:tab/></text:p>
      <text:p text:style-name="P4"><text:tab/><text:tab/>Pepito:</text:p>
      <text:p text:style-name="P4"/>
      <text:p text:style-name="P4"><text:tab/>Para comprovar que sea invocada, buscaríamos:</text:p>
      <text:p text:style-name="P4"><text:tab/><text:tab/></text:p>
      <text:p text:style-name="P4"><text:tab/><text:tab/>“call Pepito”</text:p>
      <text:p text:style-name="P4"/>
      <text:p text:style-name="P4"/>
      <text:p text:style-name="P5">4) El código tiene 5 funciones estáticas y <text:span text:style-name="T3">5</text:span>.000.000 de instrucciones dinámicas.</text:p>
      <text:p text:style-name="P5"/>
      <text:p text:style-name="P6"><text:span text:style-name="T2"><text:tab/>MIPS:<text:tab/><text:tab/></text:span><text:span text:style-name="T3">416.66666 </text:span><text:span text:style-name="T2">Mips</text:span></text:p>
      <text:p text:style-name="P6"><text:span text:style-name="T2"><text:tab/>IPC:<text:tab/><text:tab/></text:span><text:span text:style-name="T3">0.3333333 </text:span><text:span text:style-name="T2">Ipc</text:span></text:p>
      <text:p text:style-name="P5"><text:tab/>CPI:<text:tab/><text:tab/><text:span text:style-name="T3">3</text:span> Cpi</text:p>
      <text:p text:style-name="P5"><text:tab/>Frecuencia:<text:tab/><text:span text:style-name="T4">1.25 GHz</text:span></text:p>
      <text:p text:style-name="P5"/>
      <text:p text:style-name="P7">5) Con la opción -O:</text:p>
      <text:p text:style-name="P7"/>
      <text:p text:style-name="P7"><text:tab/>MIPS:<text:tab/><text:tab/>1000 Mips</text:p>
      <text:p text:style-name="P7"><text:tab/>CPI:<text:tab/><text:tab/>1.25 Cpi</text:p>
      <text:p text:style-name="P7"><text:tab/>Frecuencia:<text:tab/>1.25 GHz</text:p>
      <text:p text:style-name="P7"><text:tab/>Speedup:<text:tab/>3</text:p>
      <text:p text:style-name="P7"/>
      <text:p text:style-name="P7"/>
      <text:p text:style-name="P7"><text:tab/>Observamos que tienen la misma frecuencia, y diferentes MIPS I CPI, ya que el tiempo de <text:tab/>ejecución y el número de instrucciones difiere.</text:p>
      <text:p text:style-name="P7"/>
      <text:p text:style-name="P7"/>
      <text:p text:style-name="P8">6)<text:tab/>Instantáneo:<text:tab/><text:tab/>Speedup de 1064</text:p>
      <text:p text:style-name="P8"><text:tab/>Con la opción -O: <text:s/><text:tab/>Speedup de1042</text:p>
      <text:p text:style-name="P8"/>
      <text:p text:style-name="P8">7) Podríamos usar las funciones GetTime() y getticks() para obtener el tiempo de ejecución y el número de ciclos. Ya tenemos el número de instrucciones dinámicas, así que dividiendo #instr/Texe obtenemos MIPS, y dividiendo #instr/#ciclos obtenemos <text:span text:style-name="T5">IPC (1/IPC = CPI).</text:span></text:p>
      <text:p text:style-name="P8"/>
      <text:p text:style-name="P8"/>
      <text:p text:style-name="P9">8)<text:tab/>Media: { Geométrica: 6.99, <text:tab/>Aritmética: 8.2}</text:p>
      <text:p text:style-name="P9"><text:tab/>Media sin valores extremos: { Geométrica: 8.62, Aritmética: 8.666666}</text:p>
      <text:p text:style-name="P9"/>
      <text:p text:style-name="P10">Descartando valores extremos, son muy similares las medias (es mejor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c786" officeooo:paragraph-rsid="000bc7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tí Palomares Perera</text:p>
        <text:p text:style-name="MP1">Grupo 4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2:16:28.247320042</meta:creation-date>
    <dc:date>2021-09-21T12:46:58.566704895</dc:date>
    <meta:editing-duration>PT30M25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256" meta:character-count="1601" meta:non-whitespace-character-count="1343"/>
  </office:meta>
</office:document-meta>
</file>